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text-properties officeooo:rsid="00149576" officeooo:paragraph-rsid="00149576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officeooo:rsid="0013f8ff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fo:font-weight="normal" officeooo:rsid="0013f8ff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7cm" svg:y="0.24cm" svg:width="7.631cm" svg:height="2.829cm" draw:z-index="0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self.getPortionOutsText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9:14.788970814</dc:date>
    <dc:language>fr-FR</dc:language>
    <meta:editing-cycles>64</meta:editing-cycles>
    <meta:editing-duration>P1DT6H46M33S</meta:editing-duration>
    <meta:document-statistic meta:table-count="0" meta:image-count="0" meta:object-count="0" meta:page-count="1" meta:paragraph-count="15" meta:word-count="75" meta:character-count="629" meta:non-whitespace-character-count="576"/>
    <meta:user-defined meta:name="Info 1"/>
    <meta:user-defined meta:name="Info 2"/>
    <meta:user-defined meta:name="Info 3"/>
    <meta:user-defined meta:name="Info 4"/>
  </office:meta>
</office:document-meta>
</file>